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tMojo.getSourceInclusionScann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pt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tMojo.getClasspath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ojo.getAptSource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ojo.get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ojo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tMojo.getCompileSource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